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4"/>
    <style:style style:name="P2" style:family="paragraph" style:parent-style-name="List_20_Paragraph" style:list-style-name="WWNum3"/>
    <style:style style:name="P3" style:family="paragraph" style:parent-style-name="List_20_Paragraph" style:list-style-name="WWNum1"/>
    <style:style style:name="P4" style:family="paragraph" style:parent-style-name="List_20_Paragraph">
      <style:text-properties style:font-name="Calibri" fo:font-size="7pt" style:font-size-asian="7pt" style:font-name-complex="Calibri2" style:font-size-complex="7pt"/>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style:font-name="Calibri" fo:font-size="16pt" style:font-size-asian="16pt" style:font-name-complex="Calibri2" style:font-size-complex="16pt"/>
    </style:style>
    <style:style style:name="P7" style:family="paragraph" style:parent-style-name="Standard">
      <style:text-properties style:font-name="Calibri" fo:font-size="16pt" style:font-size-asian="16pt" style:font-name-complex="Calibri2" style:font-size-complex="16pt"/>
    </style:style>
    <style:style style:name="P8" style:family="paragraph" style:parent-style-name="Standard">
      <style:text-properties style:font-name="Calibri" fo:font-size="16pt" fo:language="fr" fo:country="FR" style:font-size-asian="16pt" style:font-name-complex="Calibri2" style:font-size-complex="16pt"/>
    </style:style>
    <style:style style:name="P9" style:family="paragraph" style:parent-style-name="Standard">
      <style:text-properties style:font-name="Calibri" fo:font-size="7pt" style:font-size-asian="7pt" style:font-name-complex="Calibri2" style:font-size-complex="7pt"/>
    </style:style>
    <style:style style:name="P10" style:family="paragraph" style:parent-style-name="Standard">
      <style:paragraph-properties fo:margin-left="0.25in" fo:margin-right="0in" fo:text-indent="0in" style:auto-text-indent="false"/>
      <style:text-properties style:font-name="Calibri" fo:font-size="7pt" style:font-size-asian="7pt" style:font-name-complex="Calibri2" style:font-size-complex="7pt"/>
    </style:style>
    <style:style style:name="P11" style:family="paragraph" style:parent-style-name="Standard">
      <style:paragraph-properties fo:text-align="end" style:justify-single-word="false"/>
    </style:style>
    <style:style style:name="T1" style:family="text">
      <style:text-properties style:font-name="Calibri" fo:font-size="18pt" fo:font-style="italic" style:text-underline-style="solid" style:text-underline-width="auto" style:text-underline-color="font-color" fo:font-weight="bold" style:font-size-asian="18pt" style:font-style-asian="italic" style:font-weight-asian="bold" style:font-name-complex="Calibri2" style:font-size-complex="18pt"/>
    </style:style>
    <style:style style:name="T2" style:family="text">
      <style:text-properties style:font-name="Calibri" fo:font-size="16pt" fo:font-style="italic" style:text-underline-style="solid" style:text-underline-width="auto" style:text-underline-color="font-color" style:font-size-asian="16pt" style:font-style-asian="italic" style:font-name-complex="Calibri2" style:font-size-complex="16pt"/>
    </style:style>
    <style:style style:name="T3" style:family="text">
      <style:text-properties style:font-name="Calibri" fo:font-size="16pt" fo:font-style="italic" style:text-underline-style="solid" style:text-underline-width="auto" style:text-underline-color="font-color" fo:font-weight="bold" style:font-size-asian="16pt" style:font-style-asian="italic" style:font-weight-asian="bold" style:font-name-complex="Calibri2" style:font-size-complex="16pt"/>
    </style:style>
    <style:style style:name="T4" style:family="text">
      <style:text-properties style:font-name="Calibri" fo:font-size="16pt" style:font-size-asian="16pt" style:font-name-complex="Calibri2" style:font-size-complex="16pt"/>
    </style:style>
    <style:style style:name="T5" style:family="text">
      <style:text-properties style:font-name="Calibri" fo:font-size="16pt" fo:language="fr" fo:country="FR" style:font-size-asian="16pt" style:font-name-complex="Calibri2" style:font-size-complex="16pt"/>
    </style:style>
    <style:style style:name="T6" style:family="text">
      <style:text-properties style:font-name="Calibri" fo:background-color="#ffffff" loext:char-shading-value="0" style:font-name-complex="Calibri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AG ACAT – 23 juin 2023</text:span></text:p>
      <text:p text:style-name="P6"/>
      <text:p text:style-name="Standard"><text:span text:style-name="T2">Présents ou représentés :</text:span></text:p>
      <text:p text:style-name="P7"/>
      <text:p text:style-name="Standard"><text:span text:style-name="T4">Cécile Auriol</text:span></text:p>
      <text:p text:style-name="Standard"><text:span text:style-name="T4">Isabelle Blommaert</text:span></text:p>
      <text:p text:style-name="Standard"><text:span text:style-name="T4">Michaël Bougard</text:span></text:p>
      <text:p text:style-name="Standard"><text:span text:style-name="T4">Christophe D’Aloisio</text:span></text:p>
      <text:p text:style-name="Standard"><text:span text:style-name="T4">Daniel De Graeuwe</text:span></text:p>
      <text:p text:style-name="Standard"><text:span text:style-name="T4">Luc Detavernier</text:span></text:p>
      <text:p text:style-name="Standard"><text:span text:style-name="T4">Nicolas Grosjean</text:span></text:p>
      <text:p text:style-name="Standard"><text:span text:style-name="T4">Françoise Joris</text:span></text:p>
      <text:p text:style-name="Standard"><text:span text:style-name="T4">Lydia Obolensky</text:span></text:p>
      <text:p text:style-name="Standard"><text:span text:style-name="T4">Nicole Renneson</text:span></text:p>
      <text:p text:style-name="Standard"><text:span text:style-name="T4">Henri Roberti</text:span></text:p>
      <text:p text:style-name="Standard"><text:span text:style-name="T4">Michel Rongvaux</text:span></text:p>
      <text:p text:style-name="Standard"><text:span text:style-name="T4">Germain Rukuki</text:span></text:p>
      <text:p text:style-name="Standard"><text:span text:style-name="T4">Béatrice Terlinden</text:span></text:p>
      <text:p text:style-name="Standard"><text:span text:style-name="T4">Dr Joseph Vanhakendover</text:span></text:p>
      <text:p text:style-name="Standard"><text:span text:style-name="T4">Jacques Vedrin</text:span></text:p>
      <text:p text:style-name="Standard"><text:span text:style-name="T4">François Visart</text:span></text:p>
      <text:p text:style-name="P7"/>
      <text:p text:style-name="P7"/>
      <text:p text:style-name="P7"/>
      <text:p text:style-name="P9"/>
      <text:list xml:id="list2458529434" text:style-name="WWNum4">
        <text:list-item>
          <text:p text:style-name="P1"><text:span text:style-name="T2">Présentation des comptes 2022 et budget 2023</text:span><text:span text:style-name="T4"> : </text:span></text:p>
        </text:list-item>
      </text:list>
      <text:p text:style-name="Standard"><text:span text:style-name="T4">Le Trésorier présente les comptes de 2022 (voir annexe 1).</text:span></text:p>
      <text:p text:style-name="Standard"><text:span text:style-name="T4">Résultat : </text:span></text:p>
      <text:list xml:id="list2830757823" text:style-name="WWNum3">
        <text:list-item>
          <text:p text:style-name="P2"><text:span text:style-name="T4">Recettes : 16 811,26 euros</text:span></text:p>
        </text:list-item>
        <text:list-item>
          <text:p text:style-name="P2"><text:span text:style-name="T4">Dépenses : 16 086,61 euros </text:span></text:p>
        </text:list-item>
        <text:list-item>
          <text:p text:style-name="P2"><text:span text:style-name="T4">Résultat : 724,65 euros </text:span></text:p>
        </text:list-item>
      </text:list>
      <text:p text:style-name="P10"/>
      <text:p text:style-name="Standard"><text:span text:style-name="T5">Comptes :</text:span></text:p>
      <text:p text:style-name="Standard"><text:span text:style-name="T5">Les comptes annuels de 2022 sont approuvés à l’unanimité.</text:span></text:p>
      <text:p text:style-name="Standard"><text:span text:style-name="T5">Décharge est donnée aux administrateurs.</text:span></text:p>
      <text:p text:style-name="Standard"><text:span text:style-name="T5">Ils seront déposés au greffe du tribunal de commerce compétent.</text:span></text:p>
      <text:p text:style-name="P7"><text:soft-page-break/></text:p>
      <text:p text:style-name="Standard"><text:span text:style-name="T4">Luc signale qu’une nouvelle difficulté se présente avec la Banque de la Poste : l’application ne donne plus accès à la gestion du compte, mais uniquement à son solde.</text:span></text:p>
      <text:p text:style-name="Standard"><text:span text:style-name="T4">Le virement permanent de 150 euros pour le loyer du Quai au Foin (renvoyé automatiquement car compte fermé) doit être arrêté.</text:span></text:p>
      <text:p text:style-name="P7"/>
      <text:p text:style-name="Standard"><text:span text:style-name="T4">Le Trésorier présente le budget de 2023 (voir annexe 2).</text:span></text:p>
      <text:list xml:id="list222540266426457" text:continue-numbering="true" text:style-name="WWNum3">
        <text:list-item>
          <text:p text:style-name="P2"><text:span text:style-name="T4"><office:annotation office:name="__Annotation__477_3185287858" loext:resolved="false"><dc:creator>D'ALOISIO Christophe</dc:creator><dc:date>2023-09-11T11:34:00</dc:date><meta:creator-initials>cd</meta:creator-initials><text:p>Plutôt</text:p><text:p>Recettes 5500 et dépenses 2865?</text:p></office:annotation></text:span><text:span text:style-name="T4">Dépenses : 5500 euros</text:span></text:p>
        </text:list-item>
        <text:list-item>
          <text:p text:style-name="P2"><text:span text:style-name="T4">Recettes : 2865 euros</text:span></text:p>
        </text:list-item>
        <text:list-item>
          <text:p text:style-name="P2"><text:span text:style-name="T4">Résultat : 2636 euros</text:span><office:annotation-end office:name="__Annotation__477_3185287858"/></text:p>
        </text:list-item>
      </text:list>
      <text:p text:style-name="P7"/>
      <text:p text:style-name="Standard"><text:span text:style-name="T4">Le budget est adopté à l’unanimité.</text:span></text:p>
      <text:p text:style-name="Standard"><text:span text:style-name="T4">François Visart propose la réalisation d’un spot radio ou télévisé pour augmenter la visibilité de l’Acat, si les ressources le permettent.</text:span></text:p>
      <text:p text:style-name="Standard"><text:span text:style-name="T4">Christophe répond que RCF Bxl diffuse régulièrement des émissions où l’ACAT est mise en évidence – ces émissions sont partagées par RCF Liège et RCF Namur.</text:span></text:p>
      <text:p text:style-name="Standard"><text:span text:style-name="T4">Christophe propose que le CA se saisisse de cette question, prochainement.</text:span></text:p>
      <text:p text:style-name="Standard"><text:span text:style-name="T4">Les réseaux sociaux peuvent être boostés à moindre coût. </text:span></text:p>
      <text:p text:style-name="P7"/>
      <text:p text:style-name="Standard"><text:span text:style-name="T4">Michaël fera les ajustements nécessaires en fonction du projet retenu.</text:span></text:p>
      <text:p text:style-name="P7"/>
      <text:p text:style-name="Standard"><text:span text:style-name="T4">Germain demande si une collaboration avec l’ACAT Belgique peut être envisagée de manière à ce que son association puisse bénéficier de certains subsides et soutiens (« </text:span><text:span text:style-name="T6">Ensemble pour le soutien des droits humains en danger »).</text:span></text:p>
      <text:p text:style-name="P7"/>
      <text:p text:style-name="Standard"><text:span text:style-name="T4">L’occasion serait donnée de soutenir ensemble des projets pour l’année 2023. </text:span></text:p>
      <text:p text:style-name="Standard"><text:span text:style-name="T4">Il a eu des contacts avec les notaires Olivier de Clippele et Philippe Degomme.</text:span></text:p>
      <text:p text:style-name="Standard"><text:span text:style-name="T4">Toute collaboration pour des actions sur le Burundi est évidemment possible et envisagée.</text:span></text:p>
      <text:p text:style-name="Standard"><text:soft-page-break/><text:span text:style-name="T4">Pour cela, il est nécessaire de se retrouver et d’en discuter, de concert avec l’ACAT-Burundi dont l’ACAT-Belgique est proche. </text:span></text:p>
      <text:p text:style-name="P9"/>
      <text:p text:style-name="Standard"><text:span text:style-name="T4">Luc explique que les autorités subsidiantes encouragent des regroupements d’ASBL et d’associations pour augmenter l’efficience et limiter les dépenses. </text:span></text:p>
      <text:p text:style-name="P9"/>
      <text:p text:style-name="Standard"><text:span text:style-name="T4">Idéalement, il faudrait présenter le budget 2024. </text:span></text:p>
      <text:p text:style-name="Standard"><text:span text:style-name="T4">Eventuellement aussi une projection pour 2025 et au-delà, en fonction des projets. </text:span></text:p>
      <text:p text:style-name="P7"/>
      <text:p text:style-name="P9"/>
      <text:list xml:id="list222540120677968" text:continue-list="list2458529434" text:style-name="WWNum4">
        <text:list-item>
          <text:p text:style-name="P1"><text:span text:style-name="T2">Actions actuelles et récurrentes</text:span></text:p>
        </text:list-item>
      </text:list>
      <text:p text:style-name="P9"/>
      <text:p text:style-name="Standard"><text:span text:style-name="T4">Cécile et Christophe présentent les actions actuelles de l’Acat Belgique</text:span></text:p>
      <text:p text:style-name="P9"/>
      <text:p text:style-name="Standard"><text:span text:style-name="T4">Actions menées sous l’impulsion de la Fiacat :</text:span></text:p>
      <text:list xml:id="list2214863906" text:style-name="WWNum1">
        <text:list-item>
          <text:p text:style-name="P3"><text:span text:style-name="T4">Enquête sur le soutien des autorités ou d’acteurs sociaux belges au commerce des instruments de torture : Cécile lance un appel à collaboration pour démêler ces questions.</text:span></text:p>
        </text:list-item>
        <text:list-item>
          <text:p text:style-name="P3"><text:span text:style-name="T4">Chantiers autour de la peine de mort : que la peine de mort soit reconnue comme torture dans le droit international et dans la doctrine juridique. Cécile demande un soutien et du renfort pour cela aussi car le chantier est très vaste. </text:span></text:p>
        </text:list-item>
        <text:list-item>
          <text:p text:style-name="P3"><text:span text:style-name="T4">Congrès sur la peine de mort à Berlin + rencontre des Acat d’Europe. (mise en route du projet de recherche sur le commerce des biens en liens avec la torture) </text:span></text:p>
        </text:list-item>
      </text:list>
      <text:p text:style-name="Standard"><text:span text:style-name="T4">Le congrès fut intéressant : beaux témoignages de victimes et interventions de politiciens. </text:span></text:p>
      <text:p text:style-name="P4"/>
      <text:p text:style-name="Standard"><text:span text:style-name="T4">Christophe explique que la FIACAT favorise les projets visant à augmenter la sécurisation juridique de l’abolition de la peine de mort – c’est en Afrique que les choses avancent de plus en plus. On conjoint alors au plaidoyer contre la peine de mort l’argumentaire que la peine de mort est une forme de torture. </text:span></text:p>
      <text:p text:style-name="Standard"><text:span text:style-name="T4">Les représentants de la Fiacat essayent de faire accepter par un maximum de pays cette assimilation de la peine de mort à de la torture. (Le site de la FIACAT - fiacat.org propose ce document)</text:span></text:p>
      <text:p text:style-name="P9"><text:soft-page-break/></text:p>
      <text:p text:style-name="Standard"><text:span text:style-name="T4">OPCAT : (protocole facultatif convention contre la torture) <text:s/></text:span></text:p>
      <text:p text:style-name="Standard"><text:span text:style-name="T4">L’ACAT-Belgique travaille sur ce dossier avec la LDH, DEI-Belgique, I-Care, CAL, la Coalition MOVE composée de 4 ONG actives dans les Centres de détention pour étrangers, la section belge de l’OIP, le « Gang des vieux en colère » (préoccupations des résidents dans MRS ou maisons de repos, parfois devenus lieux de privation de liberté et de manque de dignité ) </text:span></text:p>
      <text:p text:style-name="Standard"><text:span text:style-name="T4">Très bonne collaboration de l’ACAT avec ces associations.</text:span></text:p>
      <text:p text:style-name="Standard"><text:span text:style-name="T4">Pas de contrôle indépendant dans ces différents lieux de privation de liberté –</text:span></text:p>
      <text:p text:style-name="Standard"><text:span text:style-name="T4">Annexes psychiatriques des prisons – IPPJ – Mises en observation psychiatriques - </text:span></text:p>
      <text:p text:style-name="Standard"><text:span text:style-name="T4">Différents niveaux de pouvoir « souverains » : cela rend les choses difficiles .</text:span></text:p>
      <text:p text:style-name="Standard"><text:span text:style-name="T4">Visite du CPT l’année dernière - <text:s/></text:span></text:p>
      <text:p text:style-name="P7"/>
      <text:p text:style-name="Standard"><text:span text:style-name="T2">Lydia propose une action</text:span><text:span text:style-name="T4"> : </text:span></text:p>
      <text:p text:style-name="Standard"><text:span text:style-name="T4">Contacts avec des Bélarusses : conditions de détention effroyables pour les prisonniers de toutes catégories, risques de peine de mort pour certains, etc.</text:span></text:p>
      <text:p text:style-name="Standard"><text:span text:style-name="T4">Exilés Bélarusses en Pologne susceptibles de créer une Acat Pologne dans l’avenir – auraient besoin de soutien - ) proposition de créer un tremplin pour les aider à se structurer. OK pour ce projet</text:span></text:p>
      <text:p text:style-name="Standard"><text:span text:style-name="T4">Concrètement : possibilité de les réunir pour co-organiser des actions communes. </text:span></text:p>
      <text:p text:style-name="P7"/>
      <text:p text:style-name="P9"/>
      <text:list xml:id="list222538781613311" text:continue-list="list222540120677968" text:style-name="WWNum4">
        <text:list-item>
          <text:p text:style-name="P1"><text:span text:style-name="T2">Composition du CA</text:span></text:p>
        </text:list-item>
      </text:list>
      <text:p text:style-name="Standard"><text:span text:style-name="T4">CA : composé actuellement de Luc Detavernier, Isabelle Blommaert, Michaël Bougard</text:span></text:p>
      <text:p text:style-name="Standard"><text:span text:style-name="T4">Dans la pratique : Christophe D’Aloisio, Cécile, Nicolas, Père Michel sont actifs.</text:span></text:p>
      <text:p text:style-name="P9"/>
      <text:p text:style-name="Standard"><text:span text:style-name="T4">Isabelle et Luc se retirent comme administrateurs mais pas comme membres de l’ACAT. </text:span></text:p>
      <text:p text:style-name="Standard"><text:soft-page-break/><text:span text:style-name="T4">Le pasteur Bruneau Jousselin est disposé à accompagner l’équipe jusqu’à l’automne 2024 date à laquelle il repartira en France pour sa retraite. </text:span></text:p>
      <text:p text:style-name="Standard"><text:span text:style-name="T4">Il est important que les gens soient membres de l’ACAT avant d’entrer formellement dans le CA. Cheminer d’abord avec l’équipe et puis éventuellement formaliser. </text:span></text:p>
      <text:p text:style-name="Standard"><text:span text:style-name="T3">proposition d’un CA avec Michaël, Michel et Christophe</text:span><text:span text:style-name="T4"> : Vote à l’unanimité ! <text:s/></text:span></text:p>
      <text:p text:style-name="Standard"><text:span text:style-name="T4">Les trois administrateurs sont élus pour un mandat de trois ans, donc jusqu’à l’AG ordinaire de 2027.</text:span></text:p>
      <text:p text:style-name="P8"/>
      <text:p text:style-name="Standard"><text:span text:style-name="T5">Conseil d’administration (vote à l’unanimité) :</text:span></text:p>
      <text:p text:style-name="Standard"><text:span text:style-name="T5">Administrateurs sortants: Luc Detavernier et Isabelle Blommaert</text:span></text:p>
      <text:p text:style-name="Standard"><text:span text:style-name="T5">Administrateur restant: Michaël Bougard</text:span></text:p>
      <text:p text:style-name="Standard"><text:span text:style-name="T5">Administrateurs entrants: Christophe D’Aloisio et Michel Rongvaux</text:span></text:p>
      <text:p text:style-name="Standard"><text:span text:style-name="T5">Composition du CA jusqu’à l’AG ordinaire de 2027:</text:span></text:p>
      <text:p text:style-name="Standard"><text:span text:style-name="T5">Michaël Bougard</text:span></text:p>
      <text:p text:style-name="Standard"><text:span text:style-name="T5">Christophe D’Aloisio</text:span></text:p>
      <text:p text:style-name="Standard"><text:span text:style-name="T5">Michel Rongvaux</text:span></text:p>
      <text:p text:style-name="P7"/>
      <text:p text:style-name="P7"/>
      <text:p text:style-name="P7"/>
      <text:p text:style-name="Standard"><text:span text:style-name="T2">Séance levée à 20h08 </text:span></text:p>
      <text:p text:style-name="P7"/>
      <text:p text:style-name="P11"><text:span text:style-name="T4">Notes de séance : Isabelle Detavernier</text:span></text:p>
      <text:p text:style-name="Standard"><text:span text:style-name="T4"><text:s/></text:span></text:p>
      <text:p text:style-name="P5"><text:span text:style-name="T4">_ _ _ _</text:span></text:p>
      <text:p text:style-name="P7"/>
      <text:p text:style-name="Standard"><text:span text:style-name="T4">À l’issue de l’AG, l</text:span><text:span text:style-name="T5">e CA désigne en son sein:</text:span></text:p>
      <text:p text:style-name="Standard"><text:span text:style-name="T5">Christophe D’Aloisio comme président, Michaël Bougard comme trésorier et Michel Rongvaux comme secrétaire.</text:span></text:p>
      <text:p text:style-name="Standard"><text:span text:style-name="T5">En outre, Christophe D’Aloisio et Michaël Bougard sont désignés délégués à la gestion journalière, avec mandat de représenter l’ASBL dans tous les actes judiciaires et extrajudiciaires, ainsi qu’auprès des banques et des services postaux.</text:span></text:p>
      <text:p text:style-name="Standard"><text:soft-page-break/><text:span text:style-name="T5">Enfin, le CA nomme : </text:span><text:span text:style-name="T4">Cécile Auriol comme coordinatrice de l’ACAT et Nicolas Grosjean comme webmaster de l’ACAT.</text:span></text:p>
      <text:p text:style-name="P7"/>
      <text:p text:style-name="P5"><text:span text:style-name="T4">_ _ _ _</text:span></text:p>
      <text:p text:style-name="P7"/>
      <text:p text:style-name="P7"/>
      <text:p text:style-name="Standard"><text:span text:style-name="T4">La soirée se poursuit par une veillée œcuménique de prière pour la Nuit des Veilleurs 2023.</text:span></text:p>
      <text:p text:style-name="P7"/>
      <text:p text:style-name="P7"/>
      <text:p text:style-name="P7"/>
      <text:p text:style-name="P7"/>
      <text:p text:style-name="P7"/>
      <text:p text:style-name="P7"/>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2"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2pt" fo:language="fr" fo:country="FR" style:letter-kerning="false" style:font-name-asian="Calibri2"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fo:language="fr" fo:country="B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Times New Roman" fo:font-family="'Times New Roman'" style:font-family-generic="roman" style:font-pitch="variable" fo:font-size="10pt" fo:language="fr" fo:country="BE"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New Roman" fo:font-family="'Times New Roman'" style:font-family-generic="roman" style:font-pitch="variable" fo:font-size="10pt" fo:language="fr" fo:country="BE"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Calibri2" style:font-family-asian="Calibri" style:font-family-generic-asian="system" style:font-pitch-asian="variable" style:font-name-complex="F"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style="italic" style:text-underline-style="solid" style:text-underline-width="auto" style:text-underline-color="font-color" style:font-style-asian="italic"/>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Calibri"/>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sabelle Blommaert</meta:initial-creator>
    <dc:creator>D'ALOISIO Christophe</dc:creator>
    <meta:editing-cycles>12</meta:editing-cycles>
    <meta:creation-date>2023-06-24T08:22:00</meta:creation-date>
    <dc:date>2023-09-11T12:58:00</dc:date>
    <meta:editing-duration>PT1H29M</meta:editing-duration>
    <meta:generator>LibreOffice/7.3.7.2$Linux_X86_64 LibreOffice_project/30$Build-2</meta:generator>
    <meta:document-statistic meta:table-count="0" meta:image-count="0" meta:object-count="0" meta:page-count="6" meta:paragraph-count="95" meta:word-count="1077" meta:character-count="6772" meta:non-whitespace-character-count="5765"/>
    <meta:user-defined meta:name="AppVersion">16.0000</meta:user-defined>
    <meta:template xlink:type="simple" xlink:actuate="onRequest" xlink:title="Normal.dotm" xlink:href=""/>
  </office:meta>
</office:document-meta>
</file>